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l_sin_timbra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ml_timbrad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r_cfd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_orginal_cfd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DKEY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DCE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DCERPEM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DI PD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JUNTO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_tipo_clien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19:39.253982675</meta:creation-date>
    <dc:date>2024-03-22T15:55:01.727161647</dc:date>
    <meta:editing-duration>PT12M37S</meta:editing-duration>
    <meta:editing-cycles>4</meta:editing-cycles>
    <meta:generator>LibreOffice/7.3.7.2$Linux_X86_64 LibreOffice_project/30$Build-2</meta:generator>
    <meta:document-statistic meta:table-count="1" meta:cell-count="44" meta:object-count="0"/>
  </office:meta>
</office:document-meta>
</file>